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text-position="super 58%" style:font-name="Segoe UI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color="#000000" style:font-name="Segoe UI" fo:font-size="15pt" style:font-name-asian="Segoe UI" style:font-size-asian="15pt" style:font-name-complex="Segoe UI" style:font-size-complex="15pt"/>
    </style:style>
    <style:style style:name="T7" style:family="text">
      <style:text-properties fo:color="#000000" style:font-name="Segoe UI Semibold" fo:font-size="20pt" style:font-name-asian="Segoe UI" style:font-size-asian="20pt" style:font-name-complex="Segoe UI" style:font-size-complex="20pt"/>
    </style:style>
    <style:style style:name="T8" style:family="text">
      <style:text-properties fo:color="#000000" style:font-name="Segoe UI Semibold" fo:font-size="15pt" style:font-name-asian="Segoe UI" style:font-size-asian="15pt" style:font-name-complex="Segoe UI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ymn #731</text:span></text:p>
            <text:p text:style-name="P1"><text:span text:style-name="T2">“</text:span><text:span text:style-name="T2">O God, Forsake Me No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3">1.</text:span><text:span text:style-name="T4"> O God, forsake me not!</text:span><text:span text:style-name="T4"><text:line-break/></text:span><text:span text:style-name="T4">Your gracious presence lend me;</text:span><text:span text:style-name="T4"><text:line-break/></text:span><text:span text:style-name="T4">Lord, lead Your helpless child;</text:span><text:span text:style-name="T4"><text:line-break/></text:span><text:span text:style-name="T4">Your Holy Spirit send 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4">That I my course may run.</text:span><text:span text:style-name="T4"><text:line-break/></text:span><text:span text:style-name="T4">O be my light, my lot,</text:span><text:span text:style-name="T4"><text:line-break/></text:span><text:span text:style-name="T4">My staff, my rock, my shield—</text:span><text:span text:style-name="T4"><text:line-break/></text:span><text:span text:style-name="T4">O God, forsake me no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3">2.</text:span><text:span text:style-name="T4"> O God, forsake me not!</text:span><text:span text:style-name="T4"><text:line-break/></text:span><text:span text:style-name="T4">Take not Your Spirit from me;</text:span><text:span text:style-name="T4"><text:line-break/></text:span><text:span text:style-name="T4">Do not permit the might</text:span><text:span text:style-name="T4"><text:line-break/></text:span><text:span text:style-name="T4">Of sin to overcom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4">Increase my feeble faith,</text:span><text:span text:style-name="T4"><text:line-break/></text:span><text:span text:style-name="T4">Which You alone have wrought.</text:span><text:span text:style-name="T4"><text:line-break/></text:span><text:span text:style-name="T4">O be my strength and pow’r—</text:span><text:span text:style-name="T4"><text:line-break/></text:span><text:span text:style-name="T4">O God, forsake me no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5">3.</text:span><text:span text:style-name="T4"> O God, forsake me not!</text:span><text:span text:style-name="T4"><text:line-break/></text:span><text:span text:style-name="T4">Lord, hear my supplication!</text:span><text:span text:style-name="T4"><text:line-break/></text:span><text:span text:style-name="T4">In ev’ry evil hour</text:span><text:span text:style-name="T4"><text:line-break/></text:span><text:span text:style-name="T4">Help me resist temptatio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384cm" svg:height="6.991cm" svg:x="1.778cm" svg:y="1.016cm">
          <draw:text-box>
            <text:p text:style-name="P1"><text:span text:style-name="T4">And when the prince of hell</text:span><text:span text:style-name="T4"><text:line-break/></text:span><text:span text:style-name="T4">My conscience seeks to blot,</text:span><text:span text:style-name="T4"><text:line-break/></text:span><text:span text:style-name="T4">Be then not far from me—</text:span><text:span text:style-name="T4"><text:line-break/></text:span><text:span text:style-name="T4">O God, forsake me no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6.991cm" svg:x="1.778cm" svg:y="1.016cm">
          <draw:text-box>
            <text:p text:style-name="P1"><text:span text:style-name="T3">4.</text:span><text:span text:style-name="T4"> O God, forsake me not!</text:span><text:span text:style-name="T4"><text:line-break/></text:span><text:span text:style-name="T4">Lord, I am Yours forever.</text:span><text:span text:style-name="T4"><text:line-break/></text:span><text:span text:style-name="T4">O keep me strong in faith</text:span><text:span text:style-name="T4"><text:line-break/></text:span><text:span text:style-name="T4">That I may leave You n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384cm" svg:height="10.96cm" svg:x="1.778cm" svg:y="1.016cm">
          <draw:text-box>
            <text:p text:style-name="P1"><text:span text:style-name="T4">Grant me a blessèd end</text:span><text:span text:style-name="T4"><text:line-break/></text:span><text:span text:style-name="T4">When my good fight is fought;</text:span><text:span text:style-name="T4"><text:line-break/></text:span><text:span text:style-name="T4">Help me in life and death—</text:span><text:span text:style-name="T4"><text:line-break/></text:span><text:span text:style-name="T4">O God, forsake me not!</text:span></text:p>
            <text:p text:style-name="P6"><text:span text:style-name="T6"><text:line-break/></text:span><text:span text:style-name="T6"/></text:p>
            <text:p text:style-name="P6"><text:span text:style-name="T7"/></text:p>
            <text:p text:style-name="P6"><text:span text:style-name="T8"><text:s text:c="12"/></text:span><text:span text:style-name="T7">Public domain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3:09:16.841000000</meta:creation-date>
    <dc:title>1030 Wt. Intro</dc:title>
    <meta:editing-duration>PT4M53S</meta:editing-duration>
    <meta:editing-cycles>5</meta:editing-cycles>
    <meta:generator>LibreOffice/5.3.3.2$Windows_X86_64 LibreOffice_project/3d9a8b4b4e538a85e0782bd6c2d430bafe583448</meta:generator>
    <dc:date>2017-05-18T22:23:30.358000000</dc:date>
    <meta:document-statistic meta:object-count="59"/>
  </office:meta>
</office:document-meta>
</file>